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Consolas" svg:font-family="Consola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indent="1.27cm" style:auto-text-indent="false"/>
      <style:text-properties style:font-name="Times New Roman"/>
    </style:style>
    <style:style style:name="P2" style:family="paragraph" style:parent-style-name="Standard">
      <style:paragraph-properties fo:margin-left="0cm" fo:margin-right="0cm" fo:text-align="start" style:justify-single-word="false" fo:text-indent="1.27cm" style:auto-text-indent="false"/>
      <style:text-properties style:font-name="Times New Roman" fo:font-size="12pt" style:text-underline-style="solid" style:text-underline-width="auto" style:text-underline-color="font-color" style:font-size-asian="12pt" style:font-name-complex="Arial" style:font-size-complex="12pt"/>
    </style:style>
    <style:style style:name="P3" style:family="paragraph" style:parent-style-name="Standard">
      <style:paragraph-properties fo:margin-left="0cm" fo:margin-right="0cm" fo:text-align="start" style:justify-single-word="false" fo:text-indent="1.27cm" style:auto-text-indent="false"/>
      <style:text-properties style:font-name="Times New Roman" fo:font-size="12pt" fo:font-style="normal" style:text-underline-style="none" style:font-size-asian="12pt" style:font-style-asian="normal" style:font-name-complex="Arial" style:font-size-complex="12pt" style:font-style-complex="normal"/>
    </style:style>
    <style:style style:name="P4" style:family="paragraph" style:parent-style-name="Standard">
      <style:paragraph-properties fo:margin-left="0cm" fo:margin-right="0cm" fo:text-indent="1.27cm" style:auto-text-indent="false"/>
      <style:text-properties style:font-name="Times New Roman" style:font-name-complex="Arial"/>
    </style:style>
    <style:style style:name="P5" style:family="paragraph" style:parent-style-name="Standard">
      <style:paragraph-properties fo:margin-left="0cm" fo:margin-right="0cm" fo:text-indent="1.27cm" style:auto-text-indent="false"/>
      <style:text-properties style:font-name="Times New Roman" style:font-name-complex="Arial" style:font-weight-complex="bold"/>
    </style:style>
    <style:style style:name="P6" style:family="paragraph" style:parent-style-name="Standard">
      <style:paragraph-properties fo:margin-left="0cm" fo:margin-right="0cm" fo:text-indent="1.27cm" style:auto-text-indent="false"/>
      <style:text-properties fo:color="#000000" style:font-name="Times New Roman" fo:font-style="normal" style:font-style-asian="normal" style:font-name-complex="Arial" style:font-size-complex="12pt" style:font-style-complex="normal"/>
    </style:style>
    <style:style style:name="P7" style:family="paragraph" style:parent-style-name="Standard">
      <style:text-properties fo:color="#000000" style:font-name="Times New Roman" style:text-underline-style="none"/>
    </style:style>
    <style:style style:name="P8" style:family="paragraph" style:parent-style-name="Standard">
      <style:text-properties fo:color="#000000" style:font-name="Times New Roman" style:text-underline-style="none" style:font-name-complex="Arial" style:font-size-complex="12pt"/>
    </style:style>
    <style:style style:name="P9" style:family="paragraph" style:parent-style-name="Standard">
      <style:text-properties fo:color="#000000" style:font-name="Times New Roman" fo:font-style="normal" style:text-underline-style="none" style:font-style-asian="normal" style:font-style-complex="normal"/>
    </style:style>
    <style:style style:name="P10" style:family="paragraph" style:parent-style-name="Standard">
      <style:text-properties fo:color="#000000" style:font-name="Times New Roman" fo:font-style="normal" style:text-underline-style="none" style:font-style-asian="normal" style:font-name-complex="Consolas" style:font-size-complex="12pt" style:font-style-complex="normal"/>
    </style:style>
    <style:style style:name="P11" style:family="paragraph" style:parent-style-name="Standard">
      <style:text-properties fo:color="#000000" style:font-name="Times New Roman" fo:font-style="normal" style:text-underline-style="none" style:font-style-asian="normal" style:font-name-complex="Arial" style:font-size-complex="12pt" style:font-style-complex="normal"/>
    </style:style>
    <style:style style:name="P12" style:family="paragraph" style:parent-style-name="Standard">
      <style:text-properties fo:color="#000000" style:font-name="Times New Roman" fo:font-style="normal" style:text-underline-style="none" fo:font-weight="normal" style:font-style-asian="normal" style:font-weight-asian="normal" style:font-name-complex="Arial" style:font-size-complex="12pt" style:font-style-complex="normal" style:font-weight-complex="normal"/>
    </style:style>
    <style:style style:name="P13" style:family="paragraph" style:parent-style-name="Standard">
      <style:text-properties fo:color="#000000" style:font-name="Times New Roman" fo:font-style="normal" style:text-underline-style="none" fo:font-weight="normal" style:font-style-asian="normal" style:font-weight-asian="normal" style:font-name-complex="Consolas" style:font-size-complex="12pt" style:font-style-complex="normal" style:font-weight-complex="normal"/>
    </style:style>
    <style:style style:name="P14" style:family="paragraph" style:parent-style-name="Standard">
      <style:text-properties fo:color="#000000" style:font-name="Times New Roman" fo:font-style="normal" style:font-style-asian="normal" style:font-name-complex="Arial" style:font-size-complex="12pt" style:font-style-complex="normal"/>
    </style:style>
    <style:style style:name="P15" style:family="paragraph" style:parent-style-name="Standard">
      <style:text-properties fo:color="#000000" style:font-name="Times New Roman" fo:font-style="normal" style:font-style-asian="normal" style:font-name-complex="Consolas" style:font-size-complex="12pt" style:font-style-complex="normal"/>
    </style:style>
    <style:style style:name="P16" style:family="paragraph" style:parent-style-name="Standard">
      <style:text-properties fo:color="#000000" style:font-name="Times New Roman" fo:font-size="12pt" fo:font-style="normal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17" style:family="paragraph" style:parent-style-name="Standard">
      <style:text-properties style:font-name="Times New Roman"/>
    </style:style>
    <style:style style:name="P18" style:family="paragraph" style:parent-style-name="Standard">
      <style:paragraph-properties fo:text-align="center" style:justify-single-word="false"/>
      <style:text-properties style:font-name="Times New Roman" fo:font-size="15pt" style:font-size-asian="15pt" style:font-size-complex="15pt"/>
    </style:style>
    <style:style style:name="P19" style:family="paragraph" style:parent-style-name="Standard">
      <style:paragraph-properties fo:text-align="end" style:justify-single-word="false"/>
      <style:text-properties style:font-name="Times New Roman" fo:font-size="15pt" style:font-size-asian="15pt" style:font-size-complex="15pt"/>
    </style:style>
    <style:style style:name="P20" style:family="paragraph" style:parent-style-name="Standard">
      <style:paragraph-properties fo:text-align="start" style:justify-single-word="false"/>
      <style:text-properties style:font-name="Times New Roman" fo:font-size="12pt" style:font-size-asian="12pt" style:font-size-complex="12pt"/>
    </style:style>
    <style:style style:name="P21" style:family="paragraph" style:parent-style-name="Standard">
      <style:paragraph-properties fo:text-align="start" style:justify-single-word="false"/>
      <style:text-properties style:font-name="Times New Roman"/>
    </style:style>
    <style:style style:name="P22" style:family="paragraph" style:parent-style-name="Standard">
      <style:text-properties style:font-name="Times New Roman" style:font-name-complex="Arial"/>
    </style:style>
    <style:style style:name="P23" style:family="paragraph" style:parent-style-name="Standard">
      <style:paragraph-properties>
        <style:tab-stops/>
      </style:paragraph-properties>
      <style:text-properties style:font-name="Times New Roman" style:font-name-complex="Arial"/>
    </style:style>
    <style:style style:name="P24" style:family="paragraph" style:parent-style-name="Standard">
      <style:text-properties style:font-name="Times New Roman" style:text-underline-style="solid" style:text-underline-width="auto" style:text-underline-color="font-color" style:font-name-complex="Arial"/>
    </style:style>
    <style:style style:name="P25" style:family="paragraph" style:parent-style-name="Standard">
      <style:paragraph-properties fo:margin-left="1.27cm" fo:margin-right="0cm" fo:text-indent="-1.27cm" style:auto-text-indent="false">
        <style:tab-stops>
          <style:tab-stop style:position="-2.54cm"/>
        </style:tab-stops>
      </style:paragraph-properties>
      <style:text-properties style:font-name="Times New Roman" style:font-name-complex="Arial"/>
    </style:style>
    <style:style style:name="P26" style:family="paragraph" style:parent-style-name="Standard">
      <style:paragraph-properties fo:margin-left="0.635cm" fo:margin-right="0cm" fo:text-indent="0.635cm" style:auto-text-indent="false"/>
      <style:text-properties style:font-name="Times New Roman" fo:font-size="11pt" style:font-size-asian="11pt" style:font-name-complex="Arial"/>
    </style:style>
    <style:style style:name="P27" style:family="paragraph" style:parent-style-name="Standard">
      <style:paragraph-properties fo:margin-left="0.635cm" fo:margin-right="0cm" fo:text-align="start" style:justify-single-word="false" fo:text-indent="0.635cm" style:auto-text-indent="false"/>
      <style:text-properties style:font-name="Times New Roman" fo:font-size="11pt" style:text-underline-style="solid" style:text-underline-width="auto" style:text-underline-color="font-color" style:font-size-asian="11pt" style:font-name-complex="Arial" style:font-size-complex="12pt"/>
    </style:style>
    <style:style style:name="P2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Times New Roman" fo:font-size="12pt" style:text-underline-style="none" style:font-size-asian="12pt" style:font-name-complex="Arial" style:font-size-complex="12pt"/>
    </style:style>
    <style:style style:name="P2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Times New Roman" fo:font-size="12pt" fo:font-style="normal" style:text-underline-style="none" style:font-size-asian="12pt" style:font-style-asian="normal" style:font-name-complex="Consolas" style:font-size-complex="12pt" style:font-style-complex="normal"/>
    </style:style>
    <style:style style:name="P3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Times New Roman" fo:font-size="15pt" style:text-underline-style="solid" style:text-underline-width="auto" style:text-underline-color="font-color" style:font-size-asian="15pt" style:font-name-complex="Arial" style:font-size-complex="15pt"/>
    </style:style>
    <style:style style:name="P3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Times New Roman" fo:font-size="15pt" style:text-underline-style="solid" style:text-underline-width="auto" style:text-underline-color="font-color" style:font-size-asian="15pt" style:font-name-complex="Arial" style:font-size-complex="15pt"/>
    </style:style>
    <style:style style:name="P3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Times New Roman" fo:font-size="12pt" style:text-underline-style="solid" style:text-underline-width="auto" style:text-underline-color="font-color" style:font-size-asian="12pt" style:font-name-complex="Arial" style:font-size-complex="12pt"/>
    </style:style>
    <style:style style:name="P3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Times New Roman" fo:font-size="12pt" style:text-underline-style="none" style:font-size-asian="12pt" style:font-name-complex="Arial" style:font-size-complex="12pt"/>
    </style:style>
    <style:style style:name="P3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Times New Roman" fo:font-size="12pt" style:text-underline-style="none" fo:font-weight="normal" style:font-size-asian="12pt" style:font-weight-asian="normal" style:font-name-complex="Arial" style:font-size-complex="12pt" style:font-weight-complex="normal"/>
    </style:style>
    <style:style style:name="P35" style:family="paragraph" style:parent-style-name="Standard">
      <style:paragraph-properties fo:margin-left="0cm" fo:margin-right="0cm" fo:text-indent="0cm" style:auto-text-indent="false"/>
      <style:text-properties style:font-name="Times New Roman" style:font-name-complex="Arial"/>
    </style:style>
    <style:style style:name="P36" style:family="paragraph" style:parent-style-name="Standard">
      <style:paragraph-properties fo:margin-left="0cm" fo:margin-right="0cm" fo:text-indent="0cm" style:auto-text-indent="false"/>
      <style:text-properties style:font-name="Times New Roman" style:text-underline-style="solid" style:text-underline-width="auto" style:text-underline-color="font-color" style:font-name-complex="Arial"/>
    </style:style>
    <style:style style:name="P37" style:family="paragraph" style:parent-style-name="Standard">
      <style:paragraph-properties fo:margin-left="1.27cm" fo:margin-right="0cm" fo:text-indent="0cm" style:auto-text-indent="false"/>
      <style:text-properties style:font-name="Times New Roman" style:font-name-complex="Arial" style:font-weight-complex="bold"/>
    </style:style>
    <style:style style:name="P38" style:family="paragraph" style:parent-style-name="Standard">
      <style:paragraph-properties fo:margin-left="-0.159cm" fo:margin-right="0cm" fo:text-indent="1.27cm" style:auto-text-indent="false"/>
      <style:text-properties style:font-name="Times New Roman" style:font-name-complex="Arial"/>
    </style:style>
    <style:style style:name="P39" style:family="paragraph" style:parent-style-name="Standard">
      <style:paragraph-properties fo:margin-left="0.635cm" fo:margin-right="0cm" fo:text-align="start" style:justify-single-word="false" fo:text-indent="0cm" style:auto-text-indent="false"/>
      <style:text-properties style:font-name="Times New Roman" fo:font-size="12pt" style:text-underline-style="solid" style:text-underline-width="auto" style:text-underline-color="font-color" style:font-size-asian="12pt" style:font-name-complex="Arial" style:font-size-complex="12pt"/>
    </style:style>
    <style:style style:name="P40" style:family="paragraph" style:parent-style-name="Standard">
      <style:paragraph-properties fo:margin-left="1.27cm" fo:margin-right="0cm" fo:text-indent="-0.159cm" style:auto-text-indent="false"/>
    </style:style>
    <style:style style:name="P41" style:family="paragraph" style:parent-style-name="Standard">
      <style:paragraph-properties fo:margin-left="1.27cm" fo:margin-right="0cm" fo:text-indent="-0.159cm" style:auto-text-indent="false"/>
      <style:text-properties style:font-name="Arial" fo:font-size="11pt" style:font-size-asian="11pt" style:font-name-complex="Arial" style:font-size-complex="11pt"/>
    </style:style>
    <style:style style:name="P42" style:family="paragraph" style:parent-style-name="Standard">
      <style:paragraph-properties fo:margin-left="0cm" fo:margin-right="0cm" fo:text-indent="1.111cm" style:auto-text-indent="false"/>
      <style:text-properties style:font-name="Arial" fo:font-size="11pt" fo:font-style="italic" style:font-size-asian="11pt" style:font-style-asian="italic" style:font-name-complex="Arial" style:font-size-complex="11pt"/>
    </style:style>
    <style:style style:name="P43" style:family="paragraph" style:parent-style-name="Standard">
      <style:paragraph-properties fo:margin-left="1.27cm" fo:margin-right="0cm" fo:text-indent="1.27cm" style:auto-text-indent="false"/>
      <style:text-properties fo:color="#000000" style:font-name="Times New Roman" fo:font-style="normal" style:font-style-asian="normal" style:font-name-complex="Arial" style:font-size-complex="12pt" style:font-style-complex="normal"/>
    </style:style>
    <style:style style:name="P44" style:family="paragraph" style:parent-style-name="Standard">
      <style:paragraph-properties fo:margin-left="1.27cm" fo:margin-right="0cm" fo:text-indent="1.27cm" style:auto-text-indent="false"/>
      <style:text-properties fo:color="#000000" style:font-name="Times New Roman" fo:font-style="normal" style:font-style-asian="normal" style:font-style-complex="normal"/>
    </style:style>
    <style:style style:name="P45" style:family="paragraph" style:parent-style-name="Standard">
      <style:paragraph-properties fo:margin-left="1.27cm" fo:margin-right="0cm" fo:text-indent="1.27cm" style:auto-text-indent="false"/>
      <style:text-properties fo:color="#000000" style:font-name="Times New Roman" fo:font-style="normal" style:text-underline-style="none" style:font-style-asian="normal" style:font-name-complex="Arial" style:font-size-complex="12pt" style:font-style-complex="normal"/>
    </style:style>
    <style:style style:name="P46" style:family="paragraph" style:parent-style-name="Standard">
      <style:paragraph-properties fo:margin-left="3.81cm" fo:margin-right="0cm" fo:text-indent="1.27cm" style:auto-text-indent="false"/>
      <style:text-properties fo:color="#000000" style:font-name="Times New Roman" fo:font-style="normal" style:text-underline-style="none" fo:font-weight="normal" style:font-style-asian="normal" style:font-weight-asian="normal" style:font-name-complex="Arial" style:font-size-complex="12pt" style:font-style-complex="normal" style:font-weight-complex="normal"/>
    </style:style>
    <style:style style:name="P47" style:family="paragraph" style:parent-style-name="Footer">
      <style:paragraph-properties>
        <style:tab-stops/>
      </style:paragraph-properties>
      <style:text-properties style:font-name="Times New Roman"/>
    </style:style>
    <style:style style:name="P48" style:family="paragraph" style:parent-style-name="Footer">
      <style:paragraph-properties>
        <style:tab-stops/>
      </style:paragraph-properties>
      <style:text-properties style:font-name="Times New Roman" style:font-name-complex="Arial"/>
    </style:style>
    <style:style style:name="P49" style:family="paragraph" style:parent-style-name="Footer">
      <style:paragraph-properties>
        <style:tab-stops/>
      </style:paragraph-properties>
      <style:text-properties style:font-name="Times New Roman" style:text-underline-style="solid" style:text-underline-width="auto" style:text-underline-color="font-color" style:font-name-complex="Arial"/>
    </style:style>
    <style:style style:name="P50" style:family="paragraph" style:parent-style-name="Footer">
      <style:paragraph-properties>
        <style:tab-stops/>
      </style:paragraph-properties>
      <style:text-properties style:font-name="Arial" style:font-name-complex="Arial"/>
    </style:style>
    <style:style style:name="P51" style:family="paragraph" style:parent-style-name="Footer">
      <style:paragraph-properties fo:margin-left="0cm" fo:margin-right="0cm" fo:text-indent="1.27cm" style:auto-text-indent="false">
        <style:tab-stops/>
      </style:paragraph-properties>
      <style:text-properties style:font-name="Times New Roman" style:font-name-complex="Arial"/>
    </style:style>
    <style:style style:name="P52" style:family="paragraph" style:parent-style-name="Footer">
      <style:paragraph-properties fo:margin-left="-0.318cm" fo:margin-right="0cm" fo:text-indent="1.429cm" style:auto-text-indent="false">
        <style:tab-stops/>
      </style:paragraph-properties>
      <style:text-properties style:font-name="Times New Roman" style:font-name-complex="Arial"/>
    </style:style>
    <style:style style:name="T1" style:family="text">
      <style:text-properties style:font-name="Arial" fo:font-size="11pt" style:font-size-asian="11pt" style:font-name-complex="Arial" style:font-size-complex="11pt"/>
    </style:style>
    <style:style style:name="T2" style:family="text">
      <style:text-properties style:font-name="Arial" fo:font-size="11pt" style:font-size-asian="11pt" style:font-size-complex="11pt"/>
    </style:style>
    <style:style style:name="T3" style:family="text">
      <style:text-properties style:font-name="Arial" fo:font-size="11pt" fo:font-weight="bold" style:font-size-asian="11pt" style:font-weight-asian="bold" style:font-name-complex="Arial" style:font-size-complex="11pt"/>
    </style:style>
    <style:style style:name="T4" style:family="text">
      <style:text-properties style:font-name="Arial" fo:font-size="11pt" fo:font-style="italic" style:font-size-asian="11pt" style:font-style-asian="italic" style:font-name-complex="Arial" style:font-size-complex="11pt"/>
    </style:style>
    <style:style style:name="T5" style:family="text">
      <style:text-properties style:font-name="Arial" fo:font-size="11pt" fo:font-style="italic" style:font-size-asian="11pt" style:font-style-asian="italic" style:font-name-complex="Arial" style:font-size-complex="11pt" style:font-style-complex="italic"/>
    </style:style>
    <style:style style:name="T6" style:family="text">
      <style:text-properties style:font-name="Arial" fo:font-size="11pt" fo:font-style="italic" fo:font-weight="bold" style:font-size-asian="11pt" style:font-style-asian="italic" style:font-weight-asian="bold" style:font-name-complex="Arial" style:font-size-complex="11pt"/>
    </style:style>
    <style:style style:name="T7" style:family="text">
      <style:text-properties style:font-name="Arial" fo:font-size="11pt" fo:font-style="italic" fo:font-weight="bold" style:font-size-asian="11pt" style:font-style-asian="italic" style:font-weight-asian="bold" style:font-name-complex="Arial" style:font-size-complex="11pt" style:font-style-complex="italic"/>
    </style:style>
    <style:style style:name="T8" style:family="text">
      <style:text-properties fo:font-size="10pt" fo:font-weight="bold" style:font-size-asian="10pt" style:font-weight-asian="bold"/>
    </style:style>
    <style:style style:name="T9" style:family="text">
      <style:text-properties style:font-name-complex="Consolas"/>
    </style:style>
    <style:style style:name="T10" style:family="text">
      <style:text-properties style:font-name-complex="Consolas" style:font-size-complex="12pt"/>
    </style:style>
    <style:style style:name="T11" style:family="text">
      <style:text-properties style:font-name-complex="Arial"/>
    </style:style>
    <style:style style:name="T12" style:family="text">
      <style:text-properties style:font-name-complex="Arial" style:font-size-complex="12pt"/>
    </style:style>
    <style:style style:name="T13" style:family="text">
      <style:text-properties style:font-name-complex="Arial" style:font-size-complex="12pt" style:font-weight-complex="bold"/>
    </style:style>
    <style:style style:name="T14" style:family="text">
      <style:text-properties fo:font-style="italic" style:font-style-asian="italic"/>
    </style:style>
    <style:style style:name="T15" style:family="text">
      <style:text-properties fo:font-style="normal" style:font-style-asian="normal" style:font-style-complex="normal"/>
    </style:style>
    <style:style style:name="T16" style:family="text">
      <style:text-properties fo:font-style="normal" style:font-style-asian="normal" style:font-name-complex="Arial" style:font-style-complex="normal"/>
    </style:style>
    <style:style style:name="T17" style:family="text">
      <style:text-properties fo:font-style="normal" style:text-underline-style="none" style:font-style-asian="normal" style:font-style-complex="normal"/>
    </style:style>
    <style:style style:name="T18" style:family="text">
      <style:text-properties fo:font-style="normal" style:text-underline-style="none" style:font-style-asian="normal" style:font-name-complex="Arial" style:font-style-complex="normal"/>
    </style:style>
    <style:style style:name="T19" style:family="text">
      <style:text-properties fo:color="#000000" style:font-name-complex="Consolas"/>
    </style:style>
    <style:style style:name="T20" style:family="text">
      <style:text-properties fo:font-size="12pt" fo:font-style="normal" style:text-underline-style="none" style:font-size-asian="12pt" style:font-style-asian="normal" style:font-size-complex="12pt" style:font-style-complex="normal"/>
    </style:style>
    <style:style style:name="Sect1" style:family="section">
      <style:section-properties style:writing-mode="lr-tb" fo:margin-left="-0.215cm" fo:margin-right="0.547cm" style:editable="false">
        <style:columns fo:column-count="1" fo:column-gap="0cm"/>
        <text:notes-configuration text:note-class="footnote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/>
      <text:p text:style-name="P18"/>
      <text:p text:style-name="P18">CST8152 Compilers<text:line-break/>Assignment 4 Parser<text:line-break/> LL Grammar<text:line-break/>Platypus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9">Warren Rainey<text:line-break/>040740424</text:p>
      <text:p text:style-name="P20"/>
      <text:p text:style-name="P20"/>
      <text:p text:style-name="P20"/>
      <text:p text:style-name="P20"/>
      <text:p text:style-name="P20"/>
      <text:p text:style-name="P21"><text:span text:style-name="T11"/></text:p>
      <text:p text:style-name="P30"><text:soft-page-break/>PLATYPUS Program</text:p>
      <text:p text:style-name="P17"><text:span text:style-name="T8"><text:s/></text:span><text:span text:style-name="T11">&lt;program&gt; <text:s/>-&gt;</text:span></text:p>
      <text:p text:style-name="P22"><text:s text:c="2"/><text:tab/>PLATYPUS {&lt;opt_statements&gt;} </text:p>
      <text:p text:style-name="P22"/>
      <text:p text:style-name="P22">&lt;statements&gt; -&gt;</text:p>
      <text:p text:style-name="P2">&lt;statement&gt; | &lt;statements&gt; &lt;statement&gt;</text:p>
      <text:p text:style-name="P32"/>
      <text:p text:style-name="P32">ADDITION</text:p>
      <text:p text:style-name="P8">&lt;program&gt; -&gt; PLATYPUS{&lt;opt_statments&gt;}</text:p>
      <text:p text:style-name="P7"><text:span text:style-name="T10">FIRST:<text:tab/> {KW_T(PLATYPUS)}</text:span></text:p>
      <text:p text:style-name="P7"><text:span text:style-name="T10"/></text:p>
      <text:p text:style-name="P7"><text:span text:style-name="T12">&lt;opt_statments&gt; -&gt; &lt;statements&gt;| E</text:span></text:p>
      <text:p text:style-name="P7"><text:span text:style-name="T10">FIRST:<text:tab/> {AVID_T,SVID_T, KW_T (IF), KW_T (USING), KW_T (INPUT), KW_T (OUTPUT), E }</text:span></text:p>
      <text:p text:style-name="P7"><text:span text:style-name="T10"/></text:p>
      <text:p text:style-name="P8">Eliminate immediate left recursion</text:p>
      <text:p text:style-name="P8">&lt;statements&gt; -&gt; &lt;statement&gt;&lt;statements’&gt;</text:p>
      <text:p text:style-name="P7"><text:span text:style-name="T10">FIRST:<text:tab/>{AVID , SVID , KW_T (IF), KW_T (USING) , KW_T (INPUT) , KW_T( OUTPUT) }</text:span></text:p>
      <text:p text:style-name="P7"><text:span text:style-name="T12"/></text:p>
      <text:p text:style-name="P7"><text:span text:style-name="T12">&lt;statements’&gt;&lt;statement&gt;&lt;statements’&gt;|E</text:span></text:p>
      <text:p text:style-name="P28"><text:span text:style-name="T9">FIRST:<text:tab/>{AVID_T, SVID_T, KW_T (IF), KW_T (USING), KW_T (INPUT), KW_T (OUTPUT), E }</text:span></text:p>
      <text:p text:style-name="P28"><text:span text:style-name="T9"/></text:p>
      <text:p text:style-name="P31">Statements</text:p>
      <text:p text:style-name="P32"/>
      <text:p text:style-name="P22">&lt;statement&gt; -&gt;</text:p>
      <text:p text:style-name="P4"><text:s text:c="2"/>&lt;assignment statement&gt;</text:p>
      <text:p text:style-name="P4">| &lt;selection statement&gt;</text:p>
      <text:p text:style-name="P4">| &lt;iteration statement&gt;</text:p>
      <text:p text:style-name="P25"><text:s/><text:tab/>| &lt;input statement&gt;</text:p>
      <text:p text:style-name="P2">| &lt;output statement&gt;</text:p>
      <text:p text:style-name="P33">FIRST: {<text:span text:style-name="T19">AVID_T, SVID_T, KW_T (IF), KW_T (USING), KW_T (INPUT), KW_T (OUTPUT)}</text:span></text:p>
      <text:p text:style-name="P32"/>
      <text:p text:style-name="P32"/>
      <text:p text:style-name="P32">Assignment Statements</text:p>
      <text:p text:style-name="P32"/>
      <text:p text:style-name="P22">&lt;assignment statement&gt; -&gt; </text:p>
      <text:p text:style-name="P47"><text:tab/><text:span text:style-name="T11">&lt;assignment expression&gt;</text:span></text:p>
      <text:p text:style-name="P22">FIRST_{AVID_T, SVID_T}</text:p>
      <text:p text:style-name="P22"/>
      <text:p text:style-name="P22">&lt; assignment expression&gt; -&gt; </text:p>
      <text:p text:style-name="P26"><text:s text:c="2"/>AVID = &lt;arithmetic expression&gt;</text:p>
      <text:p text:style-name="P27">| SVID = &lt;string expression&gt;</text:p>
      <text:p text:style-name="P33">FIRST:{AVID_T, SVID_T}</text:p>
      <text:p text:style-name="P33"/>
      <text:p text:style-name="P32">Selection Statments (IF)</text:p>
      <text:p text:style-name="P32"/>
      <text:p text:style-name="P22">&lt;selection statement&gt; -&gt;</text:p>
      <text:p text:style-name="P4"><text:s text:c="2"/>IF (&lt;conditional expression&gt; ) <text:s/>THEN <text:s/>&lt;statements&gt; </text:p>
      <text:p text:style-name="P2"><text:s text:c="2"/>ELSE { &lt;opt_statements&gt; } ;</text:p>
      <text:p text:style-name="P33"><text:soft-page-break/>FIRST:{KW_T(IF)}</text:p>
      <text:p text:style-name="P33"/>
      <text:p text:style-name="P32">Iteration Statements (LOOP)</text:p>
      <text:p text:style-name="P32"/>
      <text:p text:style-name="P50">&lt;iteration statement&gt; -&gt;</text:p>
      <text:p text:style-name="P40"><text:span text:style-name="T1">USING</text:span><text:span text:style-name="T3"> </text:span><text:span text:style-name="T1"><text:s/>(&lt;</text:span><text:span text:style-name="T5">assignment expression&gt;</text:span><text:span text:style-name="T7"> ,</text:span><text:span text:style-name="T4"> &lt;conditional expression&gt;</text:span><text:span text:style-name="T6"> ,</text:span><text:span text:style-name="T5"> &lt;assignment <text:s/>expression&gt;</text:span><text:span text:style-name="T1"> )</text:span></text:p>
      <text:p text:style-name="P41">REPEAT {</text:p>
      <text:p text:style-name="P42"><text:s text:c="5"/>&lt; opt_statements&gt;</text:p>
      <text:p text:style-name="P39"><text:span text:style-name="T2"><text:tab/>};</text:span></text:p>
      <text:p text:style-name="P33">FIRST:{KW_T(USING)}</text:p>
      <text:p text:style-name="P32"/>
      <text:p text:style-name="P32">Input Statements</text:p>
      <text:p text:style-name="P32"/>
      <text:p text:style-name="P22">&lt;input statement&gt; -&gt;</text:p>
      <text:p text:style-name="P4">INPUT (&lt;variable list&gt;);</text:p>
      <text:p text:style-name="P22">FIRST:{KW_T(INPUT)}</text:p>
      <text:p text:style-name="P22">&lt;variable list&gt; -&gt;</text:p>
      <text:p text:style-name="P2">&lt;variable identifier&gt; | &lt;variable list&gt;,&lt;variable identifier&gt;</text:p>
      <text:p text:style-name="P32">ADDITION</text:p>
      <text:p text:style-name="P33">&lt;variable list&gt; -&gt; &lt;variable identifier&gt;&lt;variable identifier'&gt;</text:p>
      <text:p text:style-name="P33">FIRST:{AVID_T, SVID_T}</text:p>
      <text:p text:style-name="P33">&lt;variable identifier'&gt; -&gt;&lt;variable identifier&gt;&lt;variable identifier'&gt;|E</text:p>
      <text:p text:style-name="P33">FIRST:{, , E}</text:p>
      <text:p text:style-name="P32"/>
      <text:p text:style-name="P32">Output Statements</text:p>
      <text:p text:style-name="P32"/>
      <text:p text:style-name="P22">&lt;output statement&gt; -&gt;</text:p>
      <text:p text:style-name="P2">OUTPUT ( &lt;opt_variable list&gt; ); </text:p>
      <text:p text:style-name="P2">| OUTPUT (STR_T);</text:p>
      <text:p text:style-name="P2"/>
      <text:p text:style-name="P32">ADDITION</text:p>
      <text:p text:style-name="P9"><text:span text:style-name="T12">&lt;output statement&gt; -&gt; <text:s/></text:span><text:span text:style-name="T13">OUTPUT</text:span><text:span text:style-name="T12"> (&lt;</text:span><text:span text:style-name="T12">opt_variable list&gt;</text:span><text:span text:style-name="T12">);</text:span></text:p>
      <text:p text:style-name="P9"><text:span text:style-name="T10">FIRST:{ KW_T (OUTPUT) }</text:span></text:p>
      <text:p text:style-name="P9"><text:span text:style-name="T12">&lt;</text:span><text:span text:style-name="T12">opt_variable list&gt; -&gt;&lt;variablelist&gt; | &lt;STR&gt; | </text:span><text:span text:style-name="T12">E</text:span></text:p>
      <text:p text:style-name="P29">FIRST:{ AVID_T, SVID_T, STR_T, E }</text:p>
      <text:p text:style-name="P32"/>
      <text:p text:style-name="P31">Expressions</text:p>
      <text:p text:style-name="P32"/>
      <text:p text:style-name="P32">Arithmetic Expressions</text:p>
      <text:p text:style-name="P32"/>
      <text:p text:style-name="P22">&lt;arithmetic expression&gt; - &gt;</text:p>
      <text:p text:style-name="P4"><text:s text:c="2"/>&lt;unary arithmetic expression&gt;</text:p>
      <text:p text:style-name="P4">|&lt;additive arithmetic expression&gt; <text:s/></text:p>
      <text:p text:style-name="P35">FIRST:{-, +, AVID_T, FPL_T, INL_T, ( }</text:p>
      <text:p text:style-name="P35"/>
      <text:p text:style-name="P22">&lt;unary arithmetic expression&gt; -&gt;</text:p>
      <text:p text:style-name="P37"><text:s text:c="3"/>- <text:s/>&lt;primary arithmetic expression&gt; </text:p>
      <text:p text:style-name="P5">| + &lt;primary arithmetic expression&gt;</text:p>
      <text:p text:style-name="P22">FIRST:{-, +}</text:p>
      <text:p text:style-name="P22"><text:soft-page-break/>&lt;additive arithmetic expression&gt; -&gt;</text:p>
      <text:p text:style-name="P4"><text:s text:c="2"/>&lt;additive arithmetic expression&gt; + <text:s/>&lt;multiplicative arithmetic expression&gt;</text:p>
      <text:p text:style-name="P4">| &lt;additive arithmetic expression&gt; <text:s/>- <text:s/>&lt;multiplicative arithmetic expression&gt;</text:p>
      <text:p text:style-name="P4">| &lt;multiplicative arithmetic expression&gt;</text:p>
      <text:p text:style-name="P24">ADDITION:</text:p>
      <text:p text:style-name="P14">&lt;additive arithmetic expression&gt; -&gt;</text:p>
      <text:p text:style-name="P6">&lt;multiplicative arithmetic expression&gt; &lt;additive arithmetic expression’&gt;</text:p>
      <text:p text:style-name="P15">FIRST:{ AVID_T, FPL_T, INL_T, ( }</text:p>
      <text:p text:style-name="P6"/>
      <text:p text:style-name="P14">&lt;additive arithmetic expression’&gt; -&gt;</text:p>
      <text:p text:style-name="P6"><text:tab/>+ <text:s/>&lt;multiplicative arithmetic expression&gt; &lt;additive arithmetic expression’&gt;</text:p>
      <text:p text:style-name="P43">| - <text:s/>&lt;multiplicative arithmetic expression&gt; &lt;additive arithmetic expression’&gt;</text:p>
      <text:p text:style-name="P44"><text:span text:style-name="T12">| Ɛ</text:span></text:p>
      <text:p text:style-name="P10">FIRST:{ +, -, E }</text:p>
      <text:p text:style-name="P10"/>
      <text:p text:style-name="P22">&lt;multiplicative arithmetic expression&gt; -&gt;</text:p>
      <text:p text:style-name="P4"><text:s/>&lt;multiplicative arithmetic expression&gt; * &lt;primary arithmetic expression&gt;</text:p>
      <text:p text:style-name="P4">| &lt;multiplicative arithmetic expression&gt; / &lt;primary arithmetic expression&gt;</text:p>
      <text:p text:style-name="P4">| &lt;primary arithmetic expression&gt;</text:p>
      <text:p text:style-name="P24">ADDITION:</text:p>
      <text:p text:style-name="P11">&lt;multiplicative arithmetic expression&gt; -&gt;</text:p>
      <text:p text:style-name="P45"><text:s/>&lt;primary arithmetic expression&gt; &lt;multiplicative arithmetic expression’&gt;</text:p>
      <text:p text:style-name="P10">FIRST:{ AVID_T, FPL_T, INL_T, ( }</text:p>
      <text:p text:style-name="P10"/>
      <text:p text:style-name="P11">&lt;multiplicative arithmetic expression’&gt;-&gt;</text:p>
      <text:p text:style-name="P9"><text:span text:style-name="T12"><text:tab/><text:tab/> <text:s/>* &lt;primary arithmetic expression&gt;&lt;multiplicative arithmetic expression’&gt;</text:span></text:p>
      <text:p text:style-name="P11"><text:tab/><text:tab/>| / &lt;primary arithmetic expression&gt;&lt;multiplicative arithmetic expression’&gt;</text:p>
      <text:p text:style-name="P9"><text:span text:style-name="T12"><text:tab/><text:tab/>| E</text:span><text:span text:style-name="T12"><text:tab/></text:span></text:p>
      <text:p text:style-name="P10">FIRST:{*, / , E }</text:p>
      <text:p text:style-name="P22"/>
      <text:p text:style-name="P22">&lt;primary arithmetic expression&gt; -&gt;</text:p>
      <text:p text:style-name="P4"><text:s text:c="2"/>AVID_T</text:p>
      <text:p text:style-name="P4">| FPL_T</text:p>
      <text:p text:style-name="P4">| INL_T</text:p>
      <text:p text:style-name="P4">| (&lt;arithmetic expression&gt;)<text:tab/></text:p>
      <text:p text:style-name="P34">FIRST:{AVID_T, FPL_T, INL_T, ( }</text:p>
      <text:p text:style-name="P32"/>
      <text:p text:style-name="P32">String Expressions</text:p>
      <text:p text:style-name="P32"/>
      <text:p text:style-name="P22">&lt;string expression&gt; -&gt;</text:p>
      <text:p text:style-name="P4"><text:s/>&lt;primary string expression&gt;</text:p>
      <text:p text:style-name="P4">| &lt;string expression&gt; <text:s/># <text:s/>&lt;primary string expression&gt;</text:p>
      <text:p text:style-name="P24">ADDITION</text:p>
      <text:p text:style-name="P11">&lt;string expression&gt; -&gt; &lt;primary string expression&gt; &lt;string expression’&gt; <text:s/></text:p>
      <text:p text:style-name="P10">FIRST:{ SVID_T, STR_T }</text:p>
      <text:p text:style-name="P11"/>
      <text:p text:style-name="P9"><text:span text:style-name="T12">&lt;string expression’&gt; -&gt; <text:s/># &lt;primary string expression&gt; &lt;string expression’&gt; <text:s/>| E</text:span></text:p>
      <text:p text:style-name="P10">FIRST:{ SCC_OP_T, E }</text:p>
      <text:p text:style-name="P24"/>
      <text:p text:style-name="P24"><text:soft-page-break/></text:p>
      <text:p text:style-name="P22">&lt;primary string expression&gt; -&gt;</text:p>
      <text:p text:style-name="P4"><text:s text:c="2"/>SVID_T</text:p>
      <text:p text:style-name="P2">| STR_T</text:p>
      <text:p text:style-name="P33">FIRST:{SVID_T, STR_T}</text:p>
      <text:p text:style-name="P33"/>
      <text:p text:style-name="P32">Conditional Expressions</text:p>
      <text:p text:style-name="P32"/>
      <text:p text:style-name="P22">&lt;conditional expression&gt; -&gt;</text:p>
      <text:p text:style-name="P4"><text:s/>&lt;logical OR <text:s/>expression&gt;</text:p>
      <text:p text:style-name="P22">FIRST:{AVID_T, FPL_T, INL_T, SVID_T, STR_T}</text:p>
      <text:p text:style-name="P22"/>
      <text:p text:style-name="P22">&lt;logical <text:s/>OR expression&gt; -&gt;</text:p>
      <text:p text:style-name="P1"><text:span text:style-name="T11">&lt;</text:span><text:span text:style-name="T16">logical AND expression&gt; </text:span></text:p>
      <text:p text:style-name="P1"><text:span text:style-name="T16">| &lt;logical OR expression&gt; OR &lt;logical AND expression&gt;</text:span></text:p>
      <text:p text:style-name="P49">ADDITION:</text:p>
      <text:p text:style-name="P17"><text:span text:style-name="T11">&lt;logical <text:s/>OR expression&gt; -&gt; &lt;</text:span><text:span text:style-name="T16">logical AND expression&gt; </text:span><text:span text:style-name="T18">&lt;logical OR expression'&gt;</text:span></text:p>
      <text:p text:style-name="P17"><text:span text:style-name="T18"><text:s/>FIRST:{AVID_T, FPL_T, INL_T, SVID_T, STR_T} </text:span></text:p>
      <text:p text:style-name="P48"/>
      <text:p text:style-name="P23">&lt;logical <text:s/>OR expression'&gt; -&gt; .OR. &lt;<text:span text:style-name="T15">logical AND expression&gt; </text:span><text:span text:style-name="T17">&lt;logical OR expression'&gt; | E</text:span></text:p>
      <text:p text:style-name="P23"><text:span text:style-name="T17">FIRST:{.OR., E}</text:span></text:p>
      <text:p text:style-name="P48"/>
      <text:p text:style-name="P22">&lt;logical AND expression&gt; -&gt;</text:p>
      <text:p text:style-name="P3">&lt;relational expression&gt; | &lt;logical AND expression&gt; AND &lt;relational expression&gt;</text:p>
      <text:p text:style-name="P32">ADDITION:</text:p>
      <text:p text:style-name="P22">&lt;logical AND expression&gt; -&gt; <text:span text:style-name="T20">&lt;relational expression&gt; &lt;logical AND expression'&gt;</text:span></text:p>
      <text:p text:style-name="P33"><text:span text:style-name="T15">FIRST:{AVID_T, FPL_T, INL_T, SVID_T, STR_T} </text:span></text:p>
      <text:p text:style-name="P33"><text:span text:style-name="T15"/></text:p>
      <text:p text:style-name="P33"><text:span text:style-name="T15">&lt;logical AND expression'&gt; -&gt;.AND. &lt;relational expression&gt; &lt;logical AND expression'&gt;| E</text:span></text:p>
      <text:p text:style-name="P33">FIRST:{.AND., E}</text:p>
      <text:p text:style-name="P33"/>
      <text:p text:style-name="P32">Relational Expressions</text:p>
      <text:p text:style-name="P32"/>
      <text:p text:style-name="P22">&lt;relational expression&gt; -&gt;</text:p>
      <text:p text:style-name="P4"><text:s/>&lt;primary a_relational expression&gt; <text:s/>== <text:s/>&lt;primary a_relational expression&gt;</text:p>
      <text:p text:style-name="P4">| &lt;primary a_relational <text:s/>expression&gt; <text:s/>&lt;&gt; &lt;primary a_relational <text:s/>expression&gt;</text:p>
      <text:section text:style-name="Sect1" text:name="Section8">
        <text:p text:style-name="P51">| &lt;primary a_relational <text:s/>expression&gt; <text:s/>&gt; <text:s text:c="2"/>&lt;primary a_relational <text:s/>expression&gt;</text:p>
        <text:p text:style-name="P4">| &lt;primary a_relational expression&gt; <text:s/>&lt; <text:s text:c="2"/>&lt;primary a_relational expression&gt;</text:p>
        <text:p text:style-name="P4">| &lt;primary s_relational expression&gt; <text:s/>== <text:s/>&lt;primary s_relational expression&gt;</text:p>
        <text:p text:style-name="P4">| &lt;primary s_relational <text:s/>expression&gt; <text:s/>&lt;&gt; <text:s/>&lt;primary s_relational <text:s/>expression&gt;</text:p>
      </text:section>
      <text:p text:style-name="P52">| &lt;primary s_relational <text:s/>expression&gt; <text:s/>&gt; <text:s text:c="2"/>&lt;primary s_relational <text:s/>expression&gt;</text:p>
      <text:p text:style-name="P38">| &lt;primary s_relational expression&gt; <text:s/>&lt; <text:s text:c="2"/>&lt;primary s_relational expression&gt;</text:p>
      <text:p text:style-name="P36">ADDITION(SPLIT):</text:p>
      <text:p text:style-name="P22"/>
      <text:p text:style-name="P12">&lt;relational_expression&gt;-&gt; <text:s text:c="2"/>&lt;primary a_relational_expression&gt;&lt;relational expression’&gt; </text:p>
      <text:p text:style-name="P46">| &lt;primary a_relational_expression&gt; &lt;relational_expressiondouble’&gt; </text:p>
      <text:p text:style-name="P13">FIRST:{ AVID_T, FPL_T, INL_T, SVID_T, STR_T <text:s/>}</text:p>
      <text:p text:style-name="P12"/>
      <text:p text:style-name="P12">&lt;relational_expression’&gt; -&gt; == &lt;primary a_relational_expression&gt;</text:p>
      <text:p text:style-name="P12"><text:soft-page-break/><text:tab/><text:tab/><text:tab/><text:tab/>|&lt;&gt; &lt;primary a_relational_expression&gt;</text:p>
      <text:p text:style-name="P12"><text:tab/><text:tab/><text:tab/><text:tab/>| &gt; &lt;primary a_relational_expression&gt;</text:p>
      <text:p text:style-name="P12"><text:tab/><text:tab/><text:tab/><text:tab/>| &lt; <text:s/>&lt;primary a_relational_expression&gt;</text:p>
      <text:p text:style-name="P13">FIRST:{ ==, !=, &gt;, &lt; }</text:p>
      <text:p text:style-name="P12"/>
      <text:p text:style-name="P12">&lt;relational_expressiondouble’&gt; -&gt; == &lt;primary s_relational_expression&gt;</text:p>
      <text:p text:style-name="P12"><text:tab/><text:tab/><text:tab/><text:tab/> |&lt;&gt; &lt;primary s_relational_expression&gt;</text:p>
      <text:p text:style-name="P12"><text:tab/><text:tab/><text:tab/><text:tab/> | &gt; &lt;primary <text:s/>s_relational_expression&gt;</text:p>
      <text:p text:style-name="P12"><text:tab/><text:tab/><text:tab/><text:tab/> | &lt; <text:s/>&lt;primary s_relational_expression&gt;</text:p>
      <text:p text:style-name="P13">FIRST:{ ==, !=, &gt;, &lt; }</text:p>
      <text:p text:style-name="P13"/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Consolas" svg:font-family="Consola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arren Rainey</meta:initial-creator>
    <meta:creation-date>2015-11-13T09:55:31.37</meta:creation-date>
    <dc:date>2015-12-10T22:22:15.40</dc:date>
    <dc:creator>Warren Rainey</dc:creator>
    <meta:editing-duration>PT1H19M32S</meta:editing-duration>
    <meta:editing-cycles>6</meta:editing-cycles>
    <meta:generator>OpenOffice/4.0.1$Win32 OpenOffice.org_project/401m5$Build-9714</meta:generator>
    <meta:document-statistic meta:table-count="0" meta:image-count="0" meta:object-count="0" meta:page-count="6" meta:paragraph-count="163" meta:word-count="706" meta:character-count="6039"/>
  </office:meta>
</office:document-meta>
</file>